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9F600000F3A515DE46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1" fo:font-size="12pt" fo:font-style="normal" fo:font-weight="normal" style:font-size-asian="12pt" style:font-style-asian="normal" style:font-weight-asian="normal"/>
    </style:style>
    <style:style style:name="P2" style:family="paragraph" style:parent-style-name="Standard">
      <style:paragraph-properties>
        <style:tab-stops>
          <style:tab-stop style:position="3.5791in"/>
        </style:tab-stops>
      </style:paragraph-properties>
    </style:style>
    <style:style style:name="P3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style:font-name="Arial" fo:font-size="8pt" style:font-size-asian="8pt" style:font-size-complex="8pt" fo:hyphenate="false"/>
    </style:style>
    <style:style style:name="P5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style:font-name="Arial" fo:font-size="12pt" style:font-size-asian="12pt" style:font-size-complex="12pt" fo:hyphenate="false"/>
    </style:style>
    <style:style style:name="P7" style:family="paragraph">
      <style:text-properties style:font-name="Arial1" fo:font-size="8pt" style:font-size-asian="8pt" style:font-size-complex="8pt"/>
    </style:style>
    <style:style style:name="P8" style:family="paragraph">
      <style:paragraph-properties fo:margin-left="0in" fo:margin-right="0in" fo:margin-top="0in" fo:margin-bottom="0in" fo:line-height="100%" fo:text-align="end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9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style:paragraph-properties fo:text-align="start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style:font-name="Arial" fo:font-size="8pt" style:font-size-asian="8pt" style:font-size-complex="8pt"/>
    </style:style>
    <style:style style:name="T1" style:family="text">
      <style:text-properties style:font-name="Arial" fo:font-size="8pt" style:font-size-asian="8pt" style:font-size-complex="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ff3333" style:font-name="Arial1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font-name="Arial1" fo:font-size="8pt" style:font-size-asian="8pt" style:font-size-complex="8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draw:textarea-vertical-align="middle" fo:min-height="0.2319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draw:textarea-vertical-align="middle" fo:min-height="0.2217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draw:textarea-vertical-align="middle" fo:min-height="0.2283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draw:textarea-vertical-align="middle" fo:min-height="0.225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draw:textarea-vertical-align="middle" fo:min-height="0.2354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draw:textarea-vertical-align="middle" fo:min-height="0.2146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draw:textarea-vertical-align="middle" fo:min-height="0.218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draw:textarea-vertical-align="middle" fo:min-height="0.22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draw:textarea-vertical-align="middle" fo:min-height="0.211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draw:auto-grow-height="false" fo:min-height="0.1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draw:textarea-vertical-align="middle" draw:auto-grow-height="false" fo:min-height="0.1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draw:textarea-vertical-align="middle" fo:min-height="0.220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draw:textarea-vertical-align="middle" fo:min-height="0.2236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draw:textarea-vertical-align="middle" fo:min-height="0.2244in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draw:frame text:anchor-type="paragraph" draw:z-index="0" draw:style-name="gr1" draw:text-style-name="P4" svg:width="0.2043in" svg:height="0.2323in" svg:x="1.7992in" svg:y="2.0134in"><draw:text-box><text:p text:style-name="P3"><text:span text:style-name="T1"><text:a xlink:href="python://get_nama_wajib_pajak(o,1)" xlink:type="simple">1</text:a></text:span></text:p></draw:text-box></draw:frame><draw:frame text:anchor-type="paragraph" draw:z-index="1" draw:style-name="gr2" draw:text-style-name="P4" svg:width="0.2087in" svg:height="0.2217in" svg:x="2.0035in" svg:y="2.0134in"><draw:text-box><text:p text:style-name="P3"><text:span text:style-name="T1"><text:a xlink:href="python://get_nama_wajib_pajak(o,2)" xlink:type="simple">2</text:a></text:span></text:p></draw:text-box></draw:frame><draw:frame text:anchor-type="paragraph" draw:z-index="2" draw:style-name="gr1" draw:text-style-name="P4" svg:width="0.2043in" svg:height="0.2323in" svg:x="2.2118in" svg:y="2.0134in"><draw:text-box><text:p text:style-name="P3"><text:span text:style-name="T1"><text:a xlink:href="python://get_nama_wajib_pajak(o,3)" xlink:type="simple">3</text:a></text:span></text:p></draw:text-box></draw:frame><draw:frame text:anchor-type="paragraph" draw:z-index="3" draw:style-name="gr3" draw:text-style-name="P4" svg:width="0.2043in" svg:height="0.2287in" svg:x="2.4161in" svg:y="2.0134in"><draw:text-box><text:p text:style-name="P3"><text:span text:style-name="T1"><text:a xlink:href="python://get_nama_wajib_pajak(o,4)" xlink:type="simple">4</text:a></text:span></text:p></draw:text-box></draw:frame><draw:frame text:anchor-type="paragraph" draw:z-index="4" draw:style-name="gr3" draw:text-style-name="P5" svg:width="0.2043in" svg:height="0.2287in" svg:x="2.6201in" svg:y="2.0134in"><draw:text-box><text:p text:style-name="P3"><text:span text:style-name="T2"><text:a xlink:href="python://get_nama_wajib_pajak(o,5)" xlink:type="simple">5</text:a></text:span></text:p></draw:text-box></draw:frame><draw:frame text:anchor-type="paragraph" draw:z-index="5" draw:style-name="gr3" draw:text-style-name="P5" svg:width="0.2004in" svg:height="0.2287in" svg:x="2.8244in" svg:y="2.0134in"><draw:text-box><text:p text:style-name="P3"><text:span text:style-name="T2"><text:a xlink:href="python://get_nama_wajib_pajak(o,6)" xlink:type="simple">6</text:a></text:span></text:p></draw:text-box></draw:frame><draw:frame text:anchor-type="paragraph" draw:z-index="6" draw:style-name="gr4" draw:text-style-name="P5" svg:width="0.213in" svg:height="0.2252in" svg:x="3.0244in" svg:y="2.0134in"><draw:text-box><text:p text:style-name="P3"><text:span text:style-name="T2"><text:a xlink:href="python://get_nama_wajib_pajak(o,7)" xlink:type="simple">7</text:a></text:span></text:p></draw:text-box></draw:frame><draw:frame text:anchor-type="paragraph" draw:z-index="7" draw:style-name="gr3" draw:text-style-name="P4" svg:width="0.2043in" svg:height="0.2287in" svg:x="3.2366in" svg:y="2.0134in"><draw:text-box><text:p text:style-name="P3"><text:span text:style-name="T1"><text:a xlink:href="python://get_nama_wajib_pajak(o,8)" xlink:type="simple">8</text:a></text:span></text:p></draw:text-box></draw:frame><draw:frame text:anchor-type="paragraph" draw:z-index="8" draw:style-name="gr4" draw:text-style-name="P4" svg:width="0.2043in" svg:height="0.2252in" svg:x="3.4409in" svg:y="2.0134in"><draw:text-box><text:p text:style-name="P3"><text:span text:style-name="T1"><text:a xlink:href="python://get_nama_wajib_pajak(o,9)" xlink:type="simple">9</text:a></text:span></text:p></draw:text-box></draw:frame><draw:frame text:anchor-type="paragraph" draw:z-index="9" draw:style-name="gr4" draw:text-style-name="P6" svg:width="0.2004in" svg:height="0.2252in" svg:x="3.6453in" svg:y="2.0134in"><draw:text-box><text:p text:style-name="P3"><text:span text:style-name="T1"><text:a xlink:href="python://get_nama_wajib_pajak(o,10)" xlink:type="simple">10</text:a></text:span></text:p></draw:text-box></draw:frame><draw:frame text:anchor-type="paragraph" draw:z-index="10" draw:style-name="gr2" draw:text-style-name="P6" svg:width="0.2004in" svg:height="0.2217in" svg:x="3.8453in" svg:y="2.0134in"><draw:text-box><text:p text:style-name="P3"><text:span text:style-name="T1"><text:a xlink:href="python://get_nama_wajib_pajak(o,11)" xlink:type="simple">11</text:a></text:span></text:p></draw:text-box></draw:frame><draw:frame text:anchor-type="paragraph" draw:z-index="11" draw:style-name="gr4" draw:text-style-name="P6" svg:width="0.2087in" svg:height="0.2252in" svg:x="4.0453in" svg:y="2.0134in"><draw:text-box><text:p text:style-name="P3"><text:span text:style-name="T1"><text:a xlink:href="python://get_nama_wajib_pajak(o,12)" xlink:type="simple">12</text:a></text:span></text:p></draw:text-box></draw:frame><draw:frame text:anchor-type="paragraph" draw:z-index="12" draw:style-name="gr4" draw:text-style-name="P6" svg:width="0.2043in" svg:height="0.2252in" svg:x="4.2535in" svg:y="2.0134in"><draw:text-box><text:p text:style-name="P3"><text:span text:style-name="T1"><text:a xlink:href="python://get_nama_wajib_pajak(o,13)" xlink:type="simple">13</text:a></text:span></text:p></draw:text-box></draw:frame><draw:frame text:anchor-type="paragraph" draw:z-index="13" draw:style-name="gr5" draw:text-style-name="P6" svg:width="0.2087in" svg:height="0.2358in" svg:x="4.4575in" svg:y="2.0055in"><draw:text-box><text:p text:style-name="P3"><text:span text:style-name="T1"><text:a xlink:href="python://get_nama_wajib_pajak(o,14)" xlink:type="simple">14</text:a></text:span></text:p></draw:text-box></draw:frame><draw:frame text:anchor-type="paragraph" draw:z-index="14" draw:style-name="gr1" draw:text-style-name="P6" svg:width="0.2087in" svg:height="0.2323in" svg:x="4.6661in" svg:y="2.0134in"><draw:text-box><text:p text:style-name="P3"><text:span text:style-name="T1"><text:a xlink:href="python://get_nama_wajib_pajak(o,15)" xlink:type="simple">15</text:a></text:span></text:p></draw:text-box></draw:frame><draw:frame text:anchor-type="paragraph" draw:z-index="15" draw:style-name="gr2" draw:text-style-name="P6" svg:width="0.2043in" svg:height="0.2217in" svg:x="4.8744in" svg:y="2.0126in"><draw:text-box><text:p text:style-name="P3"><text:span text:style-name="T1"><text:a xlink:href="python://get_nama_wajib_pajak(o,16)" xlink:type="simple">16</text:a></text:span></text:p></draw:text-box></draw:frame><draw:frame text:anchor-type="paragraph" draw:z-index="16" draw:style-name="gr2" draw:text-style-name="P6" svg:width="0.2087in" svg:height="0.2217in" svg:x="5.0783in" svg:y="2.0201in"><draw:text-box><text:p text:style-name="P3"><text:span text:style-name="T1"><text:a xlink:href="python://get_nama_wajib_pajak(o,17)" xlink:type="simple">17</text:a></text:span></text:p></draw:text-box></draw:frame><draw:frame text:anchor-type="paragraph" draw:z-index="17" draw:style-name="gr2" draw:text-style-name="P6" svg:width="0.2087in" svg:height="0.2217in" svg:x="5.2866in" svg:y="2.0201in"><draw:text-box><text:p text:style-name="P3"><text:span text:style-name="T1"><text:a xlink:href="python://get_nama_wajib_pajak(o,18)" xlink:type="simple">18</text:a></text:span></text:p></draw:text-box></draw:frame><draw:frame text:anchor-type="paragraph" draw:z-index="18" draw:style-name="gr6" draw:text-style-name="P6" svg:width="0.2043in" svg:height="0.215in" svg:x="5.4953in" svg:y="2.0201in"><draw:text-box><text:p text:style-name="P3"><text:span text:style-name="T1"><text:a xlink:href="python://get_nama_wajib_pajak(o,19)" xlink:type="simple">19</text:a></text:span></text:p></draw:text-box></draw:frame><draw:frame text:anchor-type="paragraph" draw:z-index="19" draw:style-name="gr7" draw:text-style-name="P6" svg:width="0.1961in" svg:height="0.2185in" svg:x="5.6992in" svg:y="2.0165in"><draw:text-box><text:p text:style-name="P3"><text:span text:style-name="T1"><text:a xlink:href="python://get_nama_wajib_pajak(o,20)" xlink:type="simple">20</text:a></text:span></text:p></draw:text-box></draw:frame><draw:frame text:anchor-type="paragraph" draw:z-index="20" draw:style-name="gr1" draw:text-style-name="P6" svg:width="0.2043in" svg:height="0.2323in" svg:x="5.8953in" svg:y="2.0134in"><draw:text-box><text:p text:style-name="P3"><text:span text:style-name="T1"><text:a xlink:href="python://get_nama_wajib_pajak(o,21)" xlink:type="simple">21</text:a></text:span></text:p></draw:text-box></draw:frame><draw:frame text:anchor-type="paragraph" draw:z-index="21" draw:style-name="gr2" draw:text-style-name="P6" svg:width="0.2043in" svg:height="0.2217in" svg:x="6.0992in" svg:y="2.0165in"><draw:text-box><text:p text:style-name="P3"><text:span text:style-name="T1"><text:a xlink:href="python://get_nama_wajib_pajak(o,22)" xlink:type="simple">22</text:a></text:span></text:p></draw:text-box></draw:frame><draw:frame text:anchor-type="paragraph" draw:z-index="22" draw:style-name="gr7" draw:text-style-name="P6" svg:width="0.2087in" svg:height="0.2185in" svg:x="6.3035in" svg:y="2.0201in"><draw:text-box><text:p text:style-name="P3"><text:span text:style-name="T1"><text:a xlink:href="python://get_nama_wajib_pajak(o,23)" xlink:type="simple">23</text:a></text:span></text:p></draw:text-box></draw:frame><draw:frame text:anchor-type="paragraph" draw:z-index="23" draw:style-name="gr2" draw:text-style-name="P6" svg:width="0.2087in" svg:height="0.2217in" svg:x="6.5118in" svg:y="2.0201in"><draw:text-box><text:p text:style-name="P3"><text:span text:style-name="T1"><text:a xlink:href="python://get_nama_wajib_pajak(o,24)" xlink:type="simple">24</text:a></text:span></text:p></draw:text-box></draw:frame><draw:frame text:anchor-type="paragraph" draw:z-index="24" draw:style-name="gr6" draw:text-style-name="P6" svg:width="0.1921in" svg:height="0.215in" svg:x="6.7201in" svg:y="2.0201in"><draw:text-box><text:p text:style-name="P3"><text:span text:style-name="T1"><text:a xlink:href="python://get_nama_wajib_pajak(o,25)" xlink:type="simple">25</text:a></text:span></text:p></draw:text-box></draw:frame><draw:frame text:anchor-type="paragraph" draw:z-index="25" draw:style-name="gr4" draw:text-style-name="P6" svg:width="0.2169in" svg:height="0.2252in" svg:x="6.9118in" svg:y="2.0134in"><draw:text-box><text:p text:style-name="P3"><text:span text:style-name="T1"><text:a xlink:href="python://get_nama_wajib_pajak(o,26)" xlink:type="simple">26</text:a></text:span></text:p></draw:text-box></draw:frame><draw:frame text:anchor-type="paragraph" draw:z-index="26" draw:style-name="gr4" draw:text-style-name="P6" svg:width="0.2043in" svg:height="0.2252in" svg:x="7.1283in" svg:y="2.0134in"><draw:text-box><text:p text:style-name="P3"><text:span text:style-name="T1"><text:a xlink:href="python://get_nama_wajib_pajak(o,27)" xlink:type="simple">27</text:a></text:span></text:p></draw:text-box></draw:frame><draw:frame text:anchor-type="paragraph" draw:z-index="27" draw:style-name="gr4" draw:text-style-name="P4" svg:width="0.2043in" svg:height="0.2252in" svg:x="1.5953in" svg:y="2.0134in"><draw:text-box><text:p text:style-name="P3"><text:span text:style-name="T1"><text:a xlink:href="python://get_nama_wajib_pajak(o,0)" xlink:type="simple">0</text:a></text:span></text:p></draw:text-box></draw:frame><draw:frame text:anchor-type="paragraph" draw:z-index="28" draw:style-name="gr7" draw:text-style-name="P6" svg:width="0.2087in" svg:height="0.2185in" svg:x="7.3327in" svg:y="2.0201in"><draw:text-box><text:p text:style-name="P3"><text:span text:style-name="T1"><text:a xlink:href="python://get_nama_wajib_pajak(o,28)" xlink:type="simple">28</text:a></text:span></text:p></draw:text-box></draw:frame><draw:frame text:anchor-type="paragraph" draw:z-index="103" draw:style-name="gr12" draw:text-style-name="P5" svg:width="0.2098in" svg:height="0.2205in" svg:x="2.198in" svg:y="1.7618in"><draw:text-box><text:p text:style-name="P11"><text:span text:style-name="T1"><text:a xlink:href="python://get_npwp_wajib_pajak(o,2)" xlink:type="simple">2</text:a></text:span></text:p></draw:text-box></draw:frame><draw:frame text:anchor-type="paragraph" draw:z-index="104" draw:style-name="gr8" draw:text-style-name="P5" svg:width="0.2087in" svg:height="0.2224in" svg:x="2.4075in" svg:y="1.7598in"><draw:text-box><text:p text:style-name="P11"><text:span text:style-name="T1"><text:a xlink:href="python://get_npwp_wajib_pajak(o,3)" xlink:type="simple">3</text:a></text:span></text:p></draw:text-box></draw:frame><draw:frame text:anchor-type="paragraph" draw:z-index="105" draw:style-name="gr4" draw:text-style-name="P5" svg:width="0.2004in" svg:height="0.2252in" svg:x="2.6161in" svg:y="1.7598in"><draw:text-box><text:p text:style-name="P11"><text:span text:style-name="T1"><text:a xlink:href="python://get_npwp_wajib_pajak(o,4)" xlink:type="simple">4</text:a></text:span></text:p></draw:text-box></draw:frame><draw:frame text:anchor-type="paragraph" draw:z-index="106" draw:style-name="gr8" draw:text-style-name="P5" svg:width="0.1961in" svg:height="0.2224in" svg:x="3.0327in" svg:y="1.7598in"><draw:text-box><text:p text:style-name="P11"><text:span text:style-name="T1"><text:a xlink:href="python://get_npwp_wajib_pajak(o,5)" xlink:type="simple">5</text:a></text:span></text:p></draw:text-box></draw:frame><draw:frame text:anchor-type="paragraph" draw:z-index="107" draw:style-name="gr8" draw:text-style-name="P5" svg:width="0.2043in" svg:height="0.2224in" svg:x="3.2283in" svg:y="1.7598in"><draw:text-box><text:p text:style-name="P3"><text:span text:style-name="T2"><text:a xlink:href="python://get_npwp_wajib_pajak(o,6)" xlink:type="simple">6</text:a></text:span></text:p></draw:text-box></draw:frame><draw:frame text:anchor-type="paragraph" draw:z-index="108" draw:style-name="gr4" draw:text-style-name="P5" svg:width="0.213in" svg:height="0.2252in" svg:x="3.4327in" svg:y="1.7598in"><draw:text-box><text:p text:style-name="P3"><text:span text:style-name="T2"><text:a xlink:href="python://get_npwp_wajib_pajak(o,7)" xlink:type="simple">7</text:a></text:span></text:p></draw:text-box></draw:frame><draw:frame text:anchor-type="paragraph" draw:z-index="109" draw:style-name="gr4" draw:text-style-name="P5" svg:width="0.1921in" svg:height="0.2252in" svg:x="3.8535in" svg:y="1.7598in"><draw:text-box><text:p text:style-name="P3"><text:span text:style-name="T2"><text:a xlink:href="python://get_npwp_wajib_pajak(o,8)" xlink:type="simple">8</text:a></text:span></text:p></draw:text-box></draw:frame><draw:frame text:anchor-type="paragraph" draw:z-index="110" draw:style-name="gr4" draw:text-style-name="P5" svg:width="0.2043in" svg:height="0.2252in" svg:x="4.2453in" svg:y="1.7598in"><draw:text-box><text:p text:style-name="P3"><text:span text:style-name="T2"><text:a xlink:href="python://get_npwp_wajib_pajak(o,9)" xlink:type="simple">9</text:a></text:span></text:p></draw:text-box></draw:frame><draw:frame text:anchor-type="paragraph" draw:z-index="111" draw:style-name="gr8" draw:text-style-name="P6" svg:width="0.2043in" svg:height="0.2224in" svg:x="4.4492in" svg:y="1.7598in"><draw:text-box><text:p text:style-name="P3"><text:span text:style-name="T2"><text:a xlink:href="python://get_npwp_wajib_pajak(o,10)" xlink:type="simple">10</text:a></text:span></text:p></draw:text-box></draw:frame><draw:frame text:anchor-type="paragraph" draw:z-index="112" draw:style-name="gr4" draw:text-style-name="P6" svg:width="0.2043in" svg:height="0.2252in" svg:x="4.6535in" svg:y="1.7598in"><draw:text-box><text:p text:style-name="P3"><text:span text:style-name="T2"><text:a xlink:href="python://get_npwp_wajib_pajak(o,11)" xlink:type="simple">11</text:a></text:span></text:p></draw:text-box></draw:frame><draw:frame text:anchor-type="paragraph" draw:z-index="113" draw:style-name="gr4" draw:text-style-name="P6" svg:width="0.213in" svg:height="0.2252in" svg:x="5.0618in" svg:y="1.7598in"><draw:text-box><text:p text:style-name="P3"><text:span text:style-name="T2"><text:a xlink:href="python://get_npwp_wajib_pajak(o,12)" xlink:type="simple">12</text:a></text:span></text:p></draw:text-box></draw:frame><draw:frame text:anchor-type="paragraph" draw:z-index="114" draw:style-name="gr8" draw:text-style-name="P6" svg:width="0.2043in" svg:height="0.2224in" svg:x="5.2744in" svg:y="1.7598in"><draw:text-box><text:p text:style-name="P3"><text:span text:style-name="T2"><text:a xlink:href="python://get_npwp_wajib_pajak(o,13)" xlink:type="simple">13</text:a></text:span></text:p></draw:text-box></draw:frame><draw:frame text:anchor-type="paragraph" draw:z-index="115" draw:style-name="gr4" draw:text-style-name="P6" svg:width="0.2043in" svg:height="0.2252in" svg:x="5.4783in" svg:y="1.7598in"><draw:text-box><text:p text:style-name="P3"><text:span text:style-name="T2"><text:a xlink:href="python://get_npwp_wajib_pajak(o,14)" xlink:type="simple">14</text:a></text:span></text:p></draw:text-box></draw:frame><draw:frame text:anchor-type="paragraph" draw:z-index="116" draw:style-name="gr13" draw:text-style-name="P12" svg:width="0.187in" svg:height="0.224in" svg:x="1.6in" svg:y="1.7598in"><draw:text-box><text:p text:style-name="P11"><text:span text:style-name="T1"><text:a xlink:href="python://get_npwp_wajib_pajak(o,0)" xlink:type="simple">0</text:a></text:span></text:p></draw:text-box></draw:frame><draw:frame text:anchor-type="paragraph" draw:z-index="117" draw:style-name="gr1" draw:text-style-name="P12" svg:width="0.2039in" svg:height="0.2323in" svg:x="3.6327in" svg:y="9.5819in"><draw:text-box><text:p text:style-name="P11"><text:span text:style-name="T1"><text:a xlink:href="python://get_npwp_pemotong_pajak(o,1)" xlink:type="simple">1</text:a></text:span></text:p></draw:text-box></draw:frame><draw:frame text:anchor-type="paragraph" draw:z-index="118" draw:style-name="gr1" draw:text-style-name="P5" svg:width="0.2079in" svg:height="0.2323in" svg:x="4.0437in" svg:y="9.5819in"><draw:text-box><text:p text:style-name="P11"><text:span text:style-name="T1"><text:a xlink:href="python://get_npwp_pemotong_pajak(o,2)" xlink:type="simple">2</text:a></text:span></text:p></draw:text-box></draw:frame><draw:frame text:anchor-type="paragraph" draw:z-index="119" draw:style-name="gr1" draw:text-style-name="P5" svg:width="0.2079in" svg:height="0.2323in" svg:x="4.2516in" svg:y="9.5819in"><draw:text-box><text:p text:style-name="P11"><text:span text:style-name="T1"><text:a xlink:href="python://get_npwp_pemotong_pajak(o,3)" xlink:type="simple">3</text:a></text:span></text:p></draw:text-box></draw:frame><draw:frame text:anchor-type="paragraph" draw:z-index="120" draw:style-name="gr1" draw:text-style-name="P5" svg:width="0.2039in" svg:height="0.2323in" svg:x="4.4591in" svg:y="9.5827in"><draw:text-box><text:p text:style-name="P11"><text:span text:style-name="T1"><text:a xlink:href="python://get_npwp_pemotong_pajak(o,4)" xlink:type="simple">4</text:a></text:span></text:p></draw:text-box></draw:frame><draw:frame text:anchor-type="paragraph" draw:z-index="121" draw:style-name="gr1" draw:text-style-name="P5" svg:width="0.2039in" svg:height="0.2323in" svg:x="4.8661in" svg:y="9.5827in"><draw:text-box><text:p text:style-name="P11"><text:span text:style-name="T1"><text:a xlink:href="python://get_npwp_pemotong_pajak(o,5)" xlink:type="simple">5</text:a></text:span></text:p></draw:text-box></draw:frame><draw:frame text:anchor-type="paragraph" draw:z-index="122" draw:style-name="gr1" draw:text-style-name="P5" svg:width="0.2079in" svg:height="0.2323in" svg:x="5.0693in" svg:y="9.5827in"><draw:text-box><text:p text:style-name="P3"><text:span text:style-name="T2"><text:a xlink:href="python://get_npwp_pemotong_pajak(o,6)" xlink:type="simple">6</text:a></text:span></text:p></draw:text-box></draw:frame><draw:frame text:anchor-type="paragraph" draw:z-index="123" draw:style-name="gr1" draw:text-style-name="P5" svg:width="0.2004in" svg:height="0.2323in" svg:x="5.2772in" svg:y="9.5827in"><draw:text-box><text:p text:style-name="P3"><text:span text:style-name="T2"><text:a xlink:href="python://get_npwp_pemotong_pajak(o,7)" xlink:type="simple">7</text:a></text:span></text:p></draw:text-box></draw:frame><draw:frame text:anchor-type="paragraph" draw:z-index="124" draw:style-name="gr1" draw:text-style-name="P5" svg:width="0.2004in" svg:height="0.2323in" svg:x="5.6882in" svg:y="9.5827in"><draw:text-box><text:p text:style-name="P3"><text:span text:style-name="T2"><text:a xlink:href="python://get_npwp_pemotong_pajak(o,8)" xlink:type="simple">8</text:a></text:span></text:p></draw:text-box></draw:frame><draw:frame text:anchor-type="paragraph" draw:z-index="125" draw:style-name="gr1" draw:text-style-name="P5" svg:width="0.2079in" svg:height="0.2323in" svg:x="6.0917in" svg:y="9.5827in"><draw:text-box><text:p text:style-name="P3"><text:span text:style-name="T2"><text:a xlink:href="python://get_npwp_pemotong_pajak(o,9)" xlink:type="simple">9</text:a></text:span></text:p></draw:text-box></draw:frame><draw:frame text:anchor-type="paragraph" draw:z-index="126" draw:style-name="gr1" draw:text-style-name="P6" svg:width="0.2039in" svg:height="0.2323in" svg:x="6.2992in" svg:y="9.5827in"><draw:text-box><text:p text:style-name="P3"><text:span text:style-name="T2"><text:a xlink:href="python://get_npwp_pemotong_pajak(o,10)" xlink:type="simple">10</text:a></text:span></text:p></draw:text-box></draw:frame><draw:frame text:anchor-type="paragraph" draw:z-index="127" draw:style-name="gr1" draw:text-style-name="P6" svg:width="0.2122in" svg:height="0.2323in" svg:x="6.5028in" svg:y="9.5827in"><draw:text-box><text:p text:style-name="P3"><text:span text:style-name="T2"><text:a xlink:href="python://get_npwp_pemotong_pajak(o,11)" xlink:type="simple">11</text:a></text:span></text:p></draw:text-box></draw:frame><draw:frame text:anchor-type="paragraph" draw:z-index="128" draw:style-name="gr1" draw:text-style-name="P6" svg:width="0.1961in" svg:height="0.2323in" svg:x="6.9256in" svg:y="9.5827in"><draw:text-box><text:p text:style-name="P3"><text:span text:style-name="T2"><text:a xlink:href="python://get_npwp_pemotong_pajak(o,12)" xlink:type="simple">12</text:a></text:span></text:p></draw:text-box></draw:frame><draw:frame text:anchor-type="paragraph" draw:z-index="129" draw:style-name="gr1" draw:text-style-name="P6" svg:width="0.2157in" svg:height="0.2323in" svg:x="7.1217in" svg:y="9.5827in"><draw:text-box><text:p text:style-name="P3"><text:span text:style-name="T2"><text:a xlink:href="python://get_npwp_pemotong_pajak(o,13)" xlink:type="simple">13</text:a></text:span></text:p></draw:text-box></draw:frame><draw:frame text:anchor-type="paragraph" draw:z-index="130" draw:style-name="gr1" draw:text-style-name="P6" svg:width="0.1925in" svg:height="0.2323in" svg:x="7.3366in" svg:y="9.5827in"><draw:text-box><text:p text:style-name="P3"><text:span text:style-name="T2"><text:a xlink:href="python://get_npwp_pemotong_pajak(o,14)" xlink:type="simple">14</text:a></text:span></text:p></draw:text-box></draw:frame><draw:frame text:anchor-type="paragraph" draw:z-index="131" draw:style-name="gr1" draw:text-style-name="P12" svg:width="0.2079in" svg:height="0.2323in" svg:x="3.4252in" svg:y="9.5827in"><draw:text-box><text:p text:style-name="P11"><text:span text:style-name="T1"><text:a xlink:href="python://get_npwp_pemotong_pajak(o,0)" xlink:type="simple">0</text:a></text:span></text:p></draw:text-box></draw:frame><draw:frame text:anchor-type="paragraph" draw:z-index="132" draw:style-name="gr14" draw:text-style-name="P4" svg:width="0.2079in" svg:height="0.2248in" svg:x="3.6327in" svg:y="9.9008in"><draw:text-box><text:p text:style-name="P3"><text:span text:style-name="T1"><text:a xlink:href="python://get_nama_pemotong_pajak(o,1)" xlink:type="simple">1</text:a></text:span></text:p></draw:text-box></draw:frame><draw:frame text:anchor-type="paragraph" draw:z-index="133" draw:style-name="gr14" draw:text-style-name="P4" svg:width="0.2039in" svg:height="0.2248in" svg:x="3.8402in" svg:y="9.9008in"><draw:text-box><text:p text:style-name="P3"><text:span text:style-name="T1"><text:a xlink:href="python://get_nama_pemotong_pajak(o,2)" xlink:type="simple">2</text:a></text:span></text:p></draw:text-box></draw:frame><draw:frame text:anchor-type="paragraph" draw:z-index="134" draw:style-name="gr14" draw:text-style-name="P4" svg:width="0.2079in" svg:height="0.2248in" svg:x="4.0437in" svg:y="9.9008in"><draw:text-box><text:p text:style-name="P3"><text:span text:style-name="T1"><text:a xlink:href="python://get_nama_pemotong_pajak(o,3)" xlink:type="simple">3</text:a></text:span></text:p></draw:text-box></draw:frame><draw:frame text:anchor-type="paragraph" draw:z-index="135" draw:style-name="gr14" draw:text-style-name="P4" svg:width="0.2039in" svg:height="0.2248in" svg:x="4.2516in" svg:y="9.9008in"><draw:text-box><text:p text:style-name="P3"><text:span text:style-name="T1"><text:a xlink:href="python://get_nama_pemotong_pajak(o,4)" xlink:type="simple">4</text:a></text:span></text:p></draw:text-box></draw:frame><draw:frame text:anchor-type="paragraph" draw:z-index="136" draw:style-name="gr14" draw:text-style-name="P5" svg:width="0.2039in" svg:height="0.2248in" svg:x="4.4547in" svg:y="9.9008in"><draw:text-box><text:p text:style-name="P3"><text:span text:style-name="T2"><text:a xlink:href="python://get_nama_pemotong_pajak(o,5)" xlink:type="simple">5</text:a></text:span></text:p></draw:text-box></draw:frame><draw:frame text:anchor-type="paragraph" draw:z-index="137" draw:style-name="gr14" draw:text-style-name="P5" svg:width="0.2079in" svg:height="0.2248in" svg:x="4.6583in" svg:y="9.9008in"><draw:text-box><text:p text:style-name="P3"><text:span text:style-name="T2"><text:a xlink:href="python://get_nama_pemotong_pajak(o,6)" xlink:type="simple">6</text:a></text:span></text:p></draw:text-box></draw:frame><draw:frame text:anchor-type="paragraph" draw:z-index="138" draw:style-name="gr14" draw:text-style-name="P5" svg:width="0.2004in" svg:height="0.2248in" svg:x="4.8661in" svg:y="9.9008in"><draw:text-box><text:p text:style-name="P3"><text:span text:style-name="T2"><text:a xlink:href="python://get_nama_pemotong_pajak(o,7)" xlink:type="simple">7</text:a></text:span></text:p></draw:text-box></draw:frame><draw:frame text:anchor-type="paragraph" draw:z-index="139" draw:style-name="gr13" draw:text-style-name="P4" svg:width="0.2114in" svg:height="0.224in" svg:x="5.0661in" svg:y="9.902in"><draw:text-box><text:p text:style-name="P3"><text:span text:style-name="T1"><text:a xlink:href="python://get_nama_pemotong_pajak(o,8)" xlink:type="simple">8</text:a></text:span></text:p></draw:text-box></draw:frame><draw:frame text:anchor-type="paragraph" draw:z-index="140" draw:style-name="gr14" draw:text-style-name="P4" svg:width="0.2079in" svg:height="0.2248in" svg:x="5.2772in" svg:y="9.9008in"><draw:text-box><text:p text:style-name="P3"><text:span text:style-name="T1"><text:a xlink:href="python://get_nama_pemotong_pajak(o,9)" xlink:type="simple">9</text:a></text:span></text:p></draw:text-box></draw:frame><draw:frame text:anchor-type="paragraph" draw:z-index="141" draw:style-name="gr13" draw:text-style-name="P6" svg:width="0.2004in" svg:height="0.224in" svg:x="5.4846in" svg:y="9.902in"><draw:text-box><text:p text:style-name="P3"><text:span text:style-name="T1"><text:a xlink:href="python://get_nama_pemotong_pajak(o,10)" xlink:type="simple">10</text:a></text:span></text:p></draw:text-box></draw:frame><draw:frame text:anchor-type="paragraph" draw:z-index="142" draw:style-name="gr13" draw:text-style-name="P6" svg:width="0.1961in" svg:height="0.224in" svg:x="5.6846in" svg:y="9.902in"><draw:text-box><text:p text:style-name="P3"><text:span text:style-name="T1"><text:a xlink:href="python://get_nama_pemotong_pajak(o,11)" xlink:type="simple">11</text:a></text:span></text:p></draw:text-box></draw:frame><draw:frame text:anchor-type="paragraph" draw:z-index="143" draw:style-name="gr13" draw:text-style-name="P6" svg:width="0.2197in" svg:height="0.224in" svg:x="5.8807in" svg:y="9.902in"><draw:text-box><text:p text:style-name="P3"><text:span text:style-name="T1"><text:a xlink:href="python://get_nama_pemotong_pajak(o,12)" xlink:type="simple">12</text:a></text:span></text:p></draw:text-box></draw:frame><draw:frame text:anchor-type="paragraph" draw:z-index="144" draw:style-name="gr13" draw:text-style-name="P6" svg:width="0.2039in" svg:height="0.224in" svg:x="6.1in" svg:y="9.902in"><draw:text-box><text:p text:style-name="P3"><text:span text:style-name="T1"><text:a xlink:href="python://get_nama_pemotong_pajak(o,13)" xlink:type="simple">13</text:a></text:span></text:p></draw:text-box></draw:frame><draw:frame text:anchor-type="paragraph" draw:z-index="145" draw:style-name="gr13" draw:text-style-name="P6" svg:width="0.2039in" svg:height="0.224in" svg:x="6.3035in" svg:y="9.902in"><draw:text-box><text:p text:style-name="P3"><text:span text:style-name="T1"><text:a xlink:href="python://get_nama_pemotong_pajak(o,14)" xlink:type="simple">14</text:a></text:span></text:p></draw:text-box></draw:frame><draw:frame text:anchor-type="paragraph" draw:z-index="146" draw:style-name="gr13" draw:text-style-name="P6" svg:width="0.2079in" svg:height="0.224in" svg:x="6.5071in" svg:y="9.902in"><draw:text-box><text:p text:style-name="P3"><text:span text:style-name="T1"><text:a xlink:href="python://get_nama_pemotong_pajak(o,15)" xlink:type="simple">15</text:a></text:span></text:p></draw:text-box></draw:frame><draw:frame text:anchor-type="paragraph" draw:z-index="147" draw:style-name="gr13" draw:text-style-name="P6" svg:width="0.2039in" svg:height="0.224in" svg:x="6.7146in" svg:y="9.902in"><draw:text-box><text:p text:style-name="P3"><text:span text:style-name="T1"><text:a xlink:href="python://get_nama_pemotong_pajak(o,16)" xlink:type="simple">16</text:a></text:span></text:p></draw:text-box></draw:frame><draw:frame text:anchor-type="paragraph" draw:z-index="148" draw:style-name="gr13" draw:text-style-name="P6" svg:width="0.2079in" svg:height="0.224in" svg:x="6.9181in" svg:y="9.902in"><draw:text-box><text:p text:style-name="P3"><text:span text:style-name="T1"><text:a xlink:href="python://get_nama_pemotong_pajak(o,17)" xlink:type="simple">17</text:a></text:span></text:p></draw:text-box></draw:frame><draw:frame text:anchor-type="paragraph" draw:z-index="149" draw:style-name="gr13" draw:text-style-name="P6" svg:width="0.2039in" svg:height="0.224in" svg:x="7.1256in" svg:y="9.902in"><draw:text-box><text:p text:style-name="P3"><text:span text:style-name="T1"><text:a xlink:href="python://get_nama_pemotong_pajak(o,18)" xlink:type="simple">18</text:a></text:span></text:p></draw:text-box></draw:frame><draw:frame text:anchor-type="paragraph" draw:z-index="150" draw:style-name="gr13" draw:text-style-name="P6" svg:width="0.2039in" svg:height="0.224in" svg:x="7.3291in" svg:y="9.902in"><draw:text-box><text:p text:style-name="P3"><text:span text:style-name="T1"><text:a xlink:href="python://get_nama_pemotong_pajak(o,19)" xlink:type="simple">19</text:a></text:span></text:p></draw:text-box></draw:frame><draw:frame text:anchor-type="paragraph" draw:z-index="151" draw:style-name="gr13" draw:text-style-name="P4" svg:width="0.2039in" svg:height="0.224in" svg:x="3.4291in" svg:y="9.8925in"><draw:text-box><text:p text:style-name="P3"><text:span text:style-name="T1"><text:a xlink:href="python://get_nama_pemotong_pajak(o,0)" xlink:type="simple">0</text:a></text:span></text:p></draw:text-box></draw:frame><draw:frame text:anchor-type="paragraph" draw:z-index="29" draw:style-name="gr8" draw:text-style-name="P5" svg:width="0.2004in" svg:height="0.2224in" svg:x="1.7992in" svg:y="2.2882in"><draw:text-box><text:p text:style-name="P3"><text:span text:style-name="T2"><text:a xlink:href="python://get_alamat_wajib_pajak(o,1)" xlink:type="simple">1</text:a></text:span></text:p></draw:text-box></draw:frame><draw:frame text:anchor-type="paragraph" draw:z-index="30" draw:style-name="gr8" draw:text-style-name="P5" svg:width="0.213in" svg:height="0.2224in" svg:x="1.9992in" svg:y="2.2882in"><draw:text-box><text:p text:style-name="P3"><text:span text:style-name="T2"><text:a xlink:href="python://get_alamat_wajib_pajak(o,2)" xlink:type="simple">2</text:a></text:span></text:p></draw:text-box></draw:frame><draw:frame text:anchor-type="paragraph" draw:z-index="31" draw:style-name="gr8" draw:text-style-name="P5" svg:width="0.1886in" svg:height="0.2224in" svg:x="2.2118in" svg:y="2.2882in"><draw:text-box><text:p text:style-name="P3"><text:span text:style-name="T2"><text:a xlink:href="python://get_alamat_wajib_pajak(o,3)" xlink:type="simple">3</text:a></text:span></text:p></draw:text-box></draw:frame><draw:frame text:anchor-type="paragraph" draw:z-index="32" draw:style-name="gr8" draw:text-style-name="P5" svg:width="0.2248in" svg:height="0.2224in" svg:x="2.4in" svg:y="2.2882in"><draw:text-box><text:p text:style-name="P3"><text:span text:style-name="T2"><text:a xlink:href="python://get_alamat_wajib_pajak(o,4)" xlink:type="simple">4</text:a></text:span></text:p></draw:text-box></draw:frame><draw:frame text:anchor-type="paragraph" draw:z-index="33" draw:style-name="gr2" draw:text-style-name="P5" svg:width="0.2043in" svg:height="0.2217in" svg:x="2.6244in" svg:y="2.289in"><draw:text-box><text:p text:style-name="P3"><text:span text:style-name="T2"><text:a xlink:href="python://get_alamat_wajib_pajak(o,5)" xlink:type="simple">5</text:a></text:span></text:p></draw:text-box></draw:frame><draw:frame text:anchor-type="paragraph" draw:z-index="34" draw:style-name="gr2" draw:text-style-name="P5" svg:width="0.1921in" svg:height="0.2217in" svg:x="2.8283in" svg:y="2.289in"><draw:text-box><text:p text:style-name="P3"><text:span text:style-name="T2"><text:a xlink:href="python://get_alamat_wajib_pajak(o,6)" xlink:type="simple">6</text:a></text:span></text:p></draw:text-box></draw:frame><draw:frame text:anchor-type="paragraph" draw:z-index="35" draw:style-name="gr2" draw:text-style-name="P5" svg:width="0.2169in" svg:height="0.2217in" svg:x="3.0201in" svg:y="2.289in"><draw:text-box><text:p text:style-name="P3"><text:span text:style-name="T2"><text:a xlink:href="python://get_alamat_wajib_pajak(o,7)" xlink:type="simple">7</text:a></text:span></text:p></draw:text-box></draw:frame><draw:frame text:anchor-type="paragraph" draw:z-index="36" draw:style-name="gr2" draw:text-style-name="P5" svg:width="0.2004in" svg:height="0.2217in" svg:x="3.2366in" svg:y="2.289in"><draw:text-box><text:p text:style-name="P3"><text:span text:style-name="T2"><text:a xlink:href="python://get_alamat_wajib_pajak(o,8)" xlink:type="simple">8</text:a></text:span></text:p></draw:text-box></draw:frame><draw:frame text:anchor-type="paragraph" draw:z-index="37" draw:style-name="gr2" draw:text-style-name="P5" svg:width="0.2043in" svg:height="0.2217in" svg:x="3.4366in" svg:y="2.289in"><draw:text-box><text:p text:style-name="P3"><text:span text:style-name="T2"><text:a xlink:href="python://get_alamat_wajib_pajak(o,9)" xlink:type="simple">9</text:a></text:span></text:p></draw:text-box></draw:frame><draw:frame text:anchor-type="paragraph" draw:z-index="38" draw:style-name="gr2" draw:text-style-name="P6" svg:width="0.213in" svg:height="0.2217in" svg:x="3.6409in" svg:y="2.289in"><draw:text-box><text:p text:style-name="P3"><text:span text:style-name="T2"><text:a xlink:href="python://get_alamat_wajib_pajak(o,10)" xlink:type="simple">10</text:a></text:span></text:p></draw:text-box></draw:frame><draw:frame text:anchor-type="paragraph" draw:z-index="39" draw:style-name="gr2" draw:text-style-name="P6" svg:width="0.2004in" svg:height="0.2217in" svg:x="3.8535in" svg:y="2.289in"><draw:text-box><text:p text:style-name="P3"><text:span text:style-name="T2"><text:a xlink:href="python://get_alamat_wajib_pajak(o,11)" xlink:type="simple">11</text:a></text:span></text:p></draw:text-box></draw:frame><draw:frame text:anchor-type="paragraph" draw:z-index="40" draw:style-name="gr2" draw:text-style-name="P6" svg:width="0.2043in" svg:height="0.2217in" svg:x="4.0535in" svg:y="2.289in"><draw:text-box><text:p text:style-name="P3"><text:span text:style-name="T2"><text:a xlink:href="python://get_alamat_wajib_pajak(o,12)" xlink:type="simple">12</text:a></text:span></text:p></draw:text-box></draw:frame><draw:frame text:anchor-type="paragraph" draw:z-index="41" draw:style-name="gr2" draw:text-style-name="P6" svg:width="0.2043in" svg:height="0.2217in" svg:x="4.2575in" svg:y="2.289in"><draw:text-box><text:p text:style-name="P3"><text:span text:style-name="T2"><text:a xlink:href="python://get_alamat_wajib_pajak(o,13)" xlink:type="simple">13</text:a></text:span></text:p></draw:text-box></draw:frame><draw:frame text:anchor-type="paragraph" draw:z-index="42" draw:style-name="gr2" draw:text-style-name="P6" svg:width="0.2004in" svg:height="0.2217in" svg:x="4.4618in" svg:y="2.289in"><draw:text-box><text:p text:style-name="P3"><text:span text:style-name="T2"><text:a xlink:href="python://get_alamat_wajib_pajak(o,14)" xlink:type="simple">14</text:a></text:span></text:p></draw:text-box></draw:frame><draw:frame text:anchor-type="paragraph" draw:z-index="43" draw:style-name="gr2" draw:text-style-name="P6" svg:width="0.213in" svg:height="0.2217in" svg:x="4.6618in" svg:y="2.289in"><draw:text-box><text:p text:style-name="P3"><text:span text:style-name="T2"><text:a xlink:href="python://get_alamat_wajib_pajak(o,15)" xlink:type="simple">15</text:a></text:span></text:p></draw:text-box></draw:frame><draw:frame text:anchor-type="paragraph" draw:z-index="44" draw:style-name="gr2" draw:text-style-name="P6" svg:width="0.1949in" svg:height="0.2217in" svg:x="4.8744in" svg:y="2.289in"><draw:text-box><text:p text:style-name="P3"><text:span text:style-name="T2"><text:a xlink:href="python://get_alamat_wajib_pajak(o,16)" xlink:type="simple">16</text:a></text:span></text:p></draw:text-box></draw:frame><draw:frame text:anchor-type="paragraph" draw:z-index="45" draw:style-name="gr2" draw:text-style-name="P6" svg:width="0.2185in" svg:height="0.2217in" svg:x="5.0689in" svg:y="2.289in"><draw:text-box><text:p text:style-name="P3"><text:span text:style-name="T2"><text:a xlink:href="python://get_alamat_wajib_pajak(o,17)" xlink:type="simple">17</text:a></text:span></text:p></draw:text-box></draw:frame><draw:frame text:anchor-type="paragraph" draw:z-index="46" draw:style-name="gr2" draw:text-style-name="P6" svg:width="0.2004in" svg:height="0.2217in" svg:x="5.2866in" svg:y="2.289in"><draw:text-box><text:p text:style-name="P3"><text:span text:style-name="T2"><text:a xlink:href="python://get_alamat_wajib_pajak(o,18)" xlink:type="simple">18</text:a></text:span></text:p></draw:text-box></draw:frame><draw:frame text:anchor-type="paragraph" draw:z-index="47" draw:style-name="gr2" draw:text-style-name="P6" svg:width="0.1961in" svg:height="0.2217in" svg:x="5.4866in" svg:y="2.289in"><draw:text-box><text:p text:style-name="P3"><text:span text:style-name="T2"><text:a xlink:href="python://get_alamat_wajib_pajak(o,19)" xlink:type="simple">19</text:a></text:span></text:p></draw:text-box></draw:frame><draw:frame text:anchor-type="paragraph" draw:z-index="48" draw:style-name="gr2" draw:text-style-name="P6" svg:width="0.2169in" svg:height="0.2217in" svg:x="5.6827in" svg:y="2.289in"><draw:text-box><text:p text:style-name="P3"><text:span text:style-name="T2"><text:a xlink:href="python://get_alamat_wajib_pajak(o,20)" xlink:type="simple">20</text:a></text:span></text:p></draw:text-box></draw:frame><draw:frame text:anchor-type="paragraph" draw:z-index="49" draw:style-name="gr2" draw:text-style-name="P6" svg:width="0.2004in" svg:height="0.2217in" svg:x="5.8992in" svg:y="2.289in"><draw:text-box><text:p text:style-name="P3"><text:span text:style-name="T2"><text:a xlink:href="python://get_alamat_wajib_pajak(o,21)" xlink:type="simple">21</text:a></text:span></text:p></draw:text-box></draw:frame><draw:frame text:anchor-type="paragraph" draw:z-index="50" draw:style-name="gr2" draw:text-style-name="P6" svg:width="0.2043in" svg:height="0.2217in" svg:x="6.0992in" svg:y="2.289in"><draw:text-box><text:p text:style-name="P3"><text:span text:style-name="T2"><text:a xlink:href="python://get_alamat_wajib_pajak(o,22)" xlink:type="simple">22</text:a></text:span></text:p></draw:text-box></draw:frame><draw:frame text:anchor-type="paragraph" draw:z-index="51" draw:style-name="gr2" draw:text-style-name="P6" svg:width="0.213in" svg:height="0.2217in" svg:x="6.3035in" svg:y="2.289in"><draw:text-box><text:p text:style-name="P3"><text:span text:style-name="T2"><text:a xlink:href="python://get_alamat_wajib_pajak(o,23)" xlink:type="simple">23</text:a></text:span></text:p></draw:text-box></draw:frame><draw:frame text:anchor-type="paragraph" draw:z-index="52" draw:style-name="gr2" draw:text-style-name="P6" svg:width="0.2043in" svg:height="0.2217in" svg:x="6.5161in" svg:y="2.289in"><draw:text-box><text:p text:style-name="P3"><text:span text:style-name="T2"><text:a xlink:href="python://get_alamat_wajib_pajak(o,24)" xlink:type="simple">24</text:a></text:span></text:p></draw:text-box></draw:frame><draw:frame text:anchor-type="paragraph" draw:z-index="53" draw:style-name="gr2" draw:text-style-name="P6" svg:width="0.2087in" svg:height="0.2217in" svg:x="6.7201in" svg:y="2.289in"><draw:text-box><text:p text:style-name="P3"><text:span text:style-name="T2"><text:a xlink:href="python://get_alamat_wajib_pajak(o,25)" xlink:type="simple">25</text:a></text:span></text:p></draw:text-box></draw:frame><draw:frame text:anchor-type="paragraph" draw:z-index="54" draw:style-name="gr9" draw:text-style-name="P6" svg:width="0.2087in" svg:height="0.2122in" svg:x="6.9283in" svg:y="2.289in"><draw:text-box><text:p text:style-name="P3"><text:span text:style-name="T2"><text:a xlink:href="python://get_alamat_wajib_pajak(o,26)" xlink:type="simple">26</text:a></text:span></text:p></draw:text-box></draw:frame><draw:frame text:anchor-type="paragraph" draw:z-index="55" draw:style-name="gr2" draw:text-style-name="P6" svg:width="0.2004in" svg:height="0.2217in" svg:x="7.1366in" svg:y="2.289in"><draw:text-box><text:p text:style-name="P3"><text:span text:style-name="T2"><text:a xlink:href="python://get_alamat_wajib_pajak(o,27)" xlink:type="simple">27</text:a></text:span></text:p></draw:text-box></draw:frame><draw:frame text:anchor-type="paragraph" draw:z-index="56" draw:style-name="gr2" draw:text-style-name="P5" svg:width="0.2043in" svg:height="0.2217in" svg:x="1.5953in" svg:y="2.289in"><draw:text-box><text:p text:style-name="P3"><text:span text:style-name="T2"><text:a xlink:href="python://get_alamat_wajib_pajak(o,0)" xlink:type="simple">0</text:a></text:span></text:p></draw:text-box></draw:frame><draw:frame text:anchor-type="paragraph" draw:z-index="57" draw:style-name="gr7" draw:text-style-name="P6" svg:width="0.2004in" svg:height="0.2185in" svg:x="7.3366in" svg:y="2.289in"><draw:text-box><text:p text:style-name="P3"><text:span text:style-name="T2"><text:a xlink:href="python://get_alamat_wajib_pajak(o,28)" xlink:type="simple">28</text:a></text:span></text:p></draw:text-box></draw:frame><draw:frame text:anchor-type="paragraph" draw:z-index="102" draw:style-name="gr12" draw:text-style-name="P12" svg:width="0.1906in" svg:height="0.2205in" svg:x="1.8in" svg:y="1.7598in"><draw:text-box><text:p text:style-name="P11"><text:span text:style-name="T1"><text:a xlink:href="python://get_npwp_wajib_pajak(o,1)" xlink:type="simple">1</text:a></text:span></text:p></draw:text-box></draw:frame><draw:frame text:anchor-type="paragraph" draw:z-index="58" draw:style-name="gr10" draw:text-style-name="P7" svg:width="7.313in" svg:height="0.2169in" svg:x="0.1799in" svg:y="2.9626in"><draw:text-box><text:p><text:span text:style-name="T3"><text:a xlink:href="python://compute_matrix_line(o.line_ids)" xlink:type="simple">COMPUTE MATRIX</text:a></text:span></text:p></draw:text-box></draw:frame><draw:frame text:anchor-type="paragraph" draw:z-index="60" draw:style-name="gr11" draw:text-style-name="P7" svg:width="1.6177in" svg:height="0.2106in" svg:x="2.5965in" svg:y="5.4236in"><draw:text-box><text:p text:style-name="P8"><text:span text:style-name="T4"><text:a xlink:href="python://formatLang(get_matrix_line(5).get('bruto',%20%22%22))" xlink:type="simple">BRUTO_5</text:a></text:span></text:p></draw:text-box></draw:frame><draw:frame text:anchor-type="paragraph" draw:z-index="61" draw:style-name="gr11" draw:text-style-name="P7" svg:width="1.6276in" svg:height="0.2106in" svg:x="2.5965in" svg:y="4.9673in"><draw:text-box><text:p text:style-name="P8"><text:span text:style-name="T4"><text:a xlink:href="python://formatLang(get_matrix_line(4).get('bruto',%20%22%22))" xlink:type="simple">BRUTO_4</text:a></text:span></text:p></draw:text-box></draw:frame><draw:frame text:anchor-type="paragraph" draw:z-index="62" draw:style-name="gr11" draw:text-style-name="P7" svg:width="1.5961in" svg:height="0.2106in" svg:x="2.6209in" svg:y="3.872in"><draw:text-box><text:p text:style-name="P8"><text:span text:style-name="T4"><text:a xlink:href="python://formatLang(get_matrix_line(3).get('bruto',%20%22%22))" xlink:type="simple">BRUTO_3</text:a></text:span></text:p></draw:text-box></draw:frame><draw:frame text:anchor-type="paragraph" draw:z-index="63" draw:style-name="gr11" draw:text-style-name="P7" svg:width="1.6016in" svg:height="0.2205in" svg:x="2.6154in" svg:y="3.652in"><draw:text-box><text:p text:style-name="P8"><text:span text:style-name="T4"><text:a xlink:href="python://formatLang(get_matrix_line(2).get('bruto',%20%22%22))" xlink:type="simple">BRUTO_2</text:a></text:span></text:p></draw:text-box></draw:frame><draw:frame text:anchor-type="paragraph" draw:z-index="64" draw:style-name="gr11" draw:text-style-name="P7" svg:width="1.6142in" svg:height="0.2331in" svg:x="2.6028in" svg:y="3.4193in"><draw:text-box><text:p text:style-name="P8"><text:span text:style-name="T4"><text:a xlink:href="python://formatLang(get_matrix_line(1).get('bruto',%20%22%22))" xlink:type="simple">BRUTO_1</text:a></text:span></text:p></draw:text-box></draw:frame><draw:frame text:anchor-type="paragraph" draw:z-index="65" draw:style-name="gr11" draw:text-style-name="P7" svg:width="1.5988in" svg:height="0.2106in" svg:x="2.6154in" svg:y="5.6339in"><draw:text-box><text:p text:style-name="P8"><text:span text:style-name="T4"><text:a xlink:href="python://formatLang(get_matrix_line(6).get('bruto',%20%22%22))" xlink:type="simple">BRUTO_6</text:a></text:span></text:p></draw:text-box></draw:frame><draw:frame text:anchor-type="paragraph" draw:z-index="66" draw:style-name="gr11" draw:text-style-name="P7" svg:width="1.6232in" svg:height="0.2425in" svg:x="2.6028in" svg:y="6.061in"><draw:text-box><text:p text:style-name="P8"><text:span text:style-name="T4"><text:a xlink:href="python://formatLang(get_matrix_line(7).get('bruto',%20%22%22))" xlink:type="simple">BRUTO_7</text:a></text:span></text:p></draw:text-box></draw:frame><draw:frame text:anchor-type="paragraph" draw:z-index="67" draw:style-name="gr11" draw:text-style-name="P7" svg:width="1.5969in" svg:height="0.2106in" svg:x="2.6272in" svg:y="6.5217in"><draw:text-box><text:p text:style-name="P8"><text:span text:style-name="T4"><text:a xlink:href="python://formatLang(get_matrix_line(8).get('bruto',%20%22%22))" xlink:type="simple">BRUTO_8</text:a></text:span></text:p></draw:text-box></draw:frame><draw:frame text:anchor-type="paragraph" draw:z-index="68" draw:style-name="gr11" draw:text-style-name="P7" svg:width="1.6232in" svg:height="0.2106in" svg:x="2.6071in" svg:y="6.9528in"><draw:text-box><text:p text:style-name="P8"><text:span text:style-name="T4"><text:a xlink:href="python://formatLang(get_matrix_line(9).get('bruto',%20%22%22))" xlink:type="simple">BRUTO_9</text:a></text:span></text:p></draw:text-box></draw:frame><draw:frame text:anchor-type="paragraph" draw:z-index="69" draw:style-name="gr11" draw:text-style-name="P7" svg:width="1.6315in" svg:height="0.2358in" svg:x="2.6071in" svg:y="7.1634in"><draw:text-box><text:p text:style-name="P8"><text:span text:style-name="T4"><text:a xlink:href="python://formatLang(get_matrix_line(10).get('bruto',%20%22%22))" xlink:type="simple">BRUTO_10</text:a></text:span></text:p></draw:text-box></draw:frame><draw:frame text:anchor-type="paragraph" draw:z-index="70" draw:style-name="gr11" draw:text-style-name="P7" svg:width="1.6079in" svg:height="0.2106in" svg:x="2.6071in" svg:y="7.3984in"><draw:text-box><text:p text:style-name="P8"><text:span text:style-name="T4"><text:a xlink:href="python://formatLang(get_matrix_line(11).get('bruto',%20%22%22))" xlink:type="simple">BRUTO_11</text:a></text:span></text:p></draw:text-box></draw:frame><draw:frame text:anchor-type="paragraph" draw:z-index="71" draw:style-name="gr11" draw:text-style-name="P7" svg:width="1.6134in" svg:height="0.2114in" svg:x="2.6189in" svg:y="7.8516in"><draw:text-box><text:p text:style-name="P8"><text:span text:style-name="T4"><text:a xlink:href="python://formatLang(get_matrix_line(12).get('bruto',%20%22%22))" xlink:type="simple">BRUTO_12</text:a></text:span></text:p></draw:text-box></draw:frame><draw:frame text:anchor-type="paragraph" draw:z-index="72" draw:style-name="gr11" draw:text-style-name="P7" svg:width="1.624in" svg:height="0.2106in" svg:x="2.6in" svg:y="8.2984in"><draw:text-box><text:p text:style-name="P8"><text:span text:style-name="T4"><text:a xlink:href="python://formatLang(get_matrix_line(13).get('bruto',%20%22%22))" xlink:type="simple">BRUTO_13</text:a></text:span></text:p></draw:text-box></draw:frame><draw:frame text:anchor-type="paragraph" draw:z-index="73" draw:style-name="gr11" draw:text-style-name="P7" svg:width="1.6287in" svg:height="0.2098in" svg:x="5.8673in" svg:y="5.4071in"><draw:text-box><text:p text:style-name="P8"><text:span text:style-name="T4"><text:a xlink:href="python://formatLang(get_matrix_line(5).get('pph_dipotong',%20%22%22))" xlink:type="simple">PPH_5</text:a></text:span></text:p></draw:text-box></draw:frame><draw:frame text:anchor-type="paragraph" draw:z-index="74" draw:style-name="gr11" draw:text-style-name="P7" svg:width="1.6406in" svg:height="0.2098in" svg:x="5.8492in" svg:y="4.9744in"><draw:text-box><text:p text:style-name="P8"><text:span text:style-name="T4"><text:a xlink:href="python://formatLang(get_matrix_line(4).get('pph_dipotong',%20%22%22))" xlink:type="simple">PPH_4</text:a></text:span></text:p></draw:text-box></draw:frame><draw:frame text:anchor-type="paragraph" draw:z-index="75" draw:style-name="gr11" draw:text-style-name="P7" svg:width="1.6232in" svg:height="0.2488in" svg:x="5.8728in" svg:y="3.8457in"><draw:text-box><text:p text:style-name="P8"><text:span text:style-name="T4"><text:a xlink:href="python://formatLang(get_matrix_line(3).get('pph_dipotong',%20%22%22))" xlink:type="simple">PPH_3</text:a></text:span></text:p></draw:text-box></draw:frame><draw:frame text:anchor-type="paragraph" draw:z-index="76" draw:style-name="gr11" draw:text-style-name="P7" svg:width="1.6106in" svg:height="0.2098in" svg:x="5.8728in" svg:y="3.6362in"><draw:text-box><text:p text:style-name="P8"><text:span text:style-name="T4"><text:a xlink:href="python://formatLang(get_matrix_line(2).get('pph_dipotong',%20%22%22))" xlink:type="simple">PPH_2</text:a></text:span></text:p></draw:text-box></draw:frame><draw:frame text:anchor-type="paragraph" draw:z-index="77" draw:style-name="gr11" draw:text-style-name="P7" svg:width="1.6051in" svg:height="0.2098in" svg:x="5.8728in" svg:y="3.4264in"><draw:text-box><text:p text:style-name="P8"><text:span text:style-name="T4"><text:a xlink:href="python://formatLang(get_matrix_line(1).get('pph_dipotong',%20%22%22))" xlink:type="simple">PPH_1</text:a></text:span></text:p></draw:text-box></draw:frame><draw:frame text:anchor-type="paragraph" draw:z-index="78" draw:style-name="gr11" draw:text-style-name="P7" svg:width="1.6224in" svg:height="0.2098in" svg:x="5.861in" svg:y="5.628in"><draw:text-box><text:p text:style-name="P8"><text:span text:style-name="T4"><text:a xlink:href="python://formatLang(get_matrix_line(6).get('pph_dipotong',%20%22%22))" xlink:type="simple">PPH_6</text:a></text:span></text:p></draw:text-box></draw:frame><draw:frame text:anchor-type="paragraph" draw:z-index="79" draw:style-name="gr11" draw:text-style-name="P7" svg:width="1.6224in" svg:height="0.2098in" svg:x="5.861in" svg:y="6.0819in"><draw:text-box><text:p text:style-name="P8"><text:span text:style-name="T4"><text:a xlink:href="python://formatLang(get_matrix_line(7).get('pph_dipotong',%20%22%22))" xlink:type="simple">PPH_7</text:a></text:span></text:p></draw:text-box></draw:frame><draw:frame text:anchor-type="paragraph" draw:z-index="80" draw:style-name="gr11" draw:text-style-name="P7" svg:width="1.6469in" svg:height="0.2098in" svg:x="5.8555in" svg:y="6.5236in"><draw:text-box><text:p text:style-name="P8"><text:span text:style-name="T4"><text:a xlink:href="python://formatLang(get_matrix_line(8).get('pph_dipotong',%20%22%22))" xlink:type="simple">PPH_8</text:a></text:span></text:p></draw:text-box></draw:frame><draw:frame text:anchor-type="paragraph" draw:z-index="81" draw:style-name="gr11" draw:text-style-name="P7" svg:width="1.635in" svg:height="0.2098in" svg:x="5.8547in" svg:y="6.9626in"><draw:text-box><text:p text:style-name="P8"><text:span text:style-name="T4"><text:a xlink:href="python://formatLang(get_matrix_line(9).get('pph_dipotong',%20%22%22))" xlink:type="simple">PPH_9</text:a></text:span></text:p></draw:text-box></draw:frame><draw:frame text:anchor-type="paragraph" draw:z-index="82" draw:style-name="gr11" draw:text-style-name="P7" svg:width="1.6287in" svg:height="0.2217in" svg:x="5.861in" svg:y="7.1791in"><draw:text-box><text:p text:style-name="P8"><text:span text:style-name="T4"><text:a xlink:href="python://formatLang(get_matrix_line(10).get('pph_dipotong',%20%22%22))" xlink:type="simple">PPH_10</text:a></text:span></text:p></draw:text-box></draw:frame><draw:frame text:anchor-type="paragraph" draw:z-index="83" draw:style-name="gr11" draw:text-style-name="P7" svg:width="1.6224in" svg:height="0.2098in" svg:x="5.8673in" svg:y="7.4008in"><draw:text-box><text:p text:style-name="P8"><text:span text:style-name="T4"><text:a xlink:href="python://formatLang(get_matrix_line(11).get('pph_dipotong',%20%22%22))" xlink:type="simple">PPH_11</text:a></text:span></text:p></draw:text-box></draw:frame><draw:frame text:anchor-type="paragraph" draw:z-index="84" draw:style-name="gr11" draw:text-style-name="P7" svg:width="1.6295in" svg:height="0.2098in" svg:x="5.861in" svg:y="7.8563in"><draw:text-box><text:p text:style-name="P8"><text:span text:style-name="T4"><text:a xlink:href="python://formatLang(get_matrix_line(12).get('pph_dipotong',%20%22%22))" xlink:type="simple">PPH_12</text:a></text:span></text:p></draw:text-box></draw:frame><draw:frame text:anchor-type="paragraph" draw:z-index="85" draw:style-name="gr11" draw:text-style-name="P7" svg:width="1.6358in" svg:height="0.2098in" svg:x="5.8598in" svg:y="8.2965in"><draw:text-box><text:p text:style-name="P8"><text:span text:style-name="T4"><text:a xlink:href="python://formatLang(get_matrix_line(13).get('pph_dipotong',%20%22%22))" xlink:type="simple">PPH_13</text:a></text:span></text:p></draw:text-box></draw:frame><draw:frame text:anchor-type="paragraph" draw:z-index="86" draw:style-name="gr11" draw:text-style-name="P9" svg:width="0.613in" svg:height="0.2343in" svg:x="5.2484in" svg:y="5.4071in"><draw:text-box><text:p text:style-name="P3"><text:span text:style-name="T4"><text:a xlink:href="python://get_matrix_line(5).get('tarif_persen', &quot;&quot;)" xlink:type="simple">TP_5</text:a></text:span></text:p></draw:text-box></draw:frame><draw:frame text:anchor-type="paragraph" draw:z-index="87" draw:style-name="gr11" draw:text-style-name="P9" svg:width="0.5886in" svg:height="0.2043in" svg:x="5.261in" svg:y="4.9799in"><draw:text-box><text:p text:style-name="P3"><text:span text:style-name="T4"><text:a xlink:href="python://get_matrix_line(4).get('tarif_persen', &quot;&quot;)" xlink:type="simple">TP_4</text:a></text:span></text:p></draw:text-box></draw:frame><draw:frame text:anchor-type="paragraph" draw:z-index="88" draw:style-name="gr11" draw:text-style-name="P9" svg:width="0.6189in" svg:height="0.2122in" svg:x="5.2543in" svg:y="3.8764in"><draw:text-box><text:p text:style-name="P3"><text:span text:style-name="T4"><text:a xlink:href="python://get_matrix_line(3).get('tarif_persen', &quot;&quot;)" xlink:type="simple">TP_3</text:a></text:span></text:p></draw:text-box></draw:frame><draw:frame text:anchor-type="paragraph" draw:z-index="89" draw:style-name="gr11" draw:text-style-name="P9" svg:width="0.6189in" svg:height="0.2406in" svg:x="5.2543in" svg:y="3.6362in"><draw:text-box><text:p text:style-name="P3"><text:span text:style-name="T4"><text:a xlink:href="python://get_matrix_line(2).get('tarif_persen', &quot;&quot;)" xlink:type="simple">TP_2</text:a></text:span></text:p></draw:text-box></draw:frame><draw:frame text:anchor-type="paragraph" draw:z-index="90" draw:style-name="gr11" draw:text-style-name="P9" svg:width="0.6232in" svg:height="0.215in" svg:x="5.25in" svg:y="3.4217in"><draw:text-box><text:p text:style-name="P3"><text:span text:style-name="T4"><text:a xlink:href="python://get_matrix_line(1).get('tarif_persen', &quot;&quot;)" xlink:type="simple">TP_1</text:a></text:span></text:p></draw:text-box></draw:frame><draw:frame text:anchor-type="paragraph" draw:z-index="91" draw:style-name="gr11" draw:text-style-name="P9" svg:width="0.6134in" svg:height="0.1969in" svg:x="5.2543in" svg:y="5.6409in"><draw:text-box><text:p text:style-name="P3"><text:span text:style-name="T4"><text:a xlink:href="python://get_matrix_line(6).get('tarif_persen', &quot;&quot;)" xlink:type="simple">TP_6</text:a></text:span></text:p></draw:text-box></draw:frame><draw:frame text:anchor-type="paragraph" draw:z-index="92" draw:style-name="gr11" draw:text-style-name="P9" svg:width="0.5996in" svg:height="0.2177in" svg:x="5.2618in" svg:y="6.0744in"><draw:text-box><text:p text:style-name="P3"><text:span text:style-name="T4"><text:a xlink:href="python://get_matrix_line(7).get('tarif_persen', &quot;&quot;)" xlink:type="simple">TP_7</text:a></text:span></text:p></draw:text-box></draw:frame><draw:frame text:anchor-type="paragraph" draw:z-index="93" draw:style-name="gr11" draw:text-style-name="P9" svg:width="0.6059in" svg:height="0.226in" svg:x="5.25in" svg:y="6.5075in"><draw:text-box><text:p text:style-name="P3"><text:span text:style-name="T4"><text:a xlink:href="python://get_matrix_line(8).get('tarif_persen', &quot;&quot;)" xlink:type="simple">TP_8</text:a></text:span></text:p></draw:text-box></draw:frame><draw:frame text:anchor-type="paragraph" draw:z-index="94" draw:style-name="gr11" draw:text-style-name="P9" svg:width="0.5976in" svg:height="0.2287in" svg:x="5.2583in" svg:y="6.9626in"><draw:text-box><text:p text:style-name="P3"><text:span text:style-name="T4"><text:a xlink:href="python://get_matrix_line(9).get('tarif_persen', &quot;&quot;)" xlink:type="simple">TP_9</text:a></text:span></text:p></draw:text-box></draw:frame><draw:frame text:anchor-type="paragraph" draw:z-index="95" draw:style-name="gr11" draw:text-style-name="P7" svg:width="0.6016in" svg:height="0.2217in" svg:x="5.2661in" svg:y="7.1791in"><draw:text-box><text:p text:style-name="P3"><text:span text:style-name="T4"><text:a xlink:href="python://get_matrix_line(10).get('tarif_persen', &quot;&quot;)" xlink:type="simple">TP_10</text:a></text:span></text:p></draw:text-box></draw:frame><draw:frame text:anchor-type="paragraph" draw:z-index="96" draw:style-name="gr11" draw:text-style-name="P7" svg:width="0.6157in" svg:height="0.2248in" svg:x="5.252in" svg:y="7.4008in"><draw:text-box><text:p text:style-name="P3"><text:span text:style-name="T4"><text:a xlink:href="python://get_matrix_line(11).get('tarif_persen', &quot;&quot;)" xlink:type="simple">TP_11</text:a></text:span></text:p></draw:text-box></draw:frame><draw:frame text:anchor-type="paragraph" draw:z-index="97" draw:style-name="gr11" draw:text-style-name="P7" svg:width="0.6071in" svg:height="0.2232in" svg:x="5.2543in" svg:y="7.8429in"><draw:text-box><text:p text:style-name="P3"><text:span text:style-name="T4"><text:a xlink:href="python://get_matrix_line(12).get('tarif_persen', &quot;&quot;)" xlink:type="simple">TP_12</text:a></text:span></text:p></draw:text-box></draw:frame><draw:frame text:anchor-type="paragraph" draw:z-index="98" draw:style-name="gr11" draw:text-style-name="P7" svg:width="0.613in" svg:height="0.2177in" svg:x="5.2547in" svg:y="8.2965in"><draw:text-box><text:p text:style-name="P3"><text:span text:style-name="T4"><text:a xlink:href="python://get_matrix_line(13).get('tarif_persen', &quot;&quot;)" xlink:type="simple">TP_13</text:a></text:span></text:p></draw:text-box></draw:frame><draw:frame text:anchor-type="paragraph" draw:z-index="99" draw:style-name="gr11" draw:text-style-name="P7" svg:width="1.613in" svg:height="0.2094in" svg:x="2.6in" svg:y="8.5091in"><draw:text-box><text:p text:style-name="P8"><text:span text:style-name="T4"><text:a xlink:href="python://formatLang(get_total_bruto())" xlink:type="simple">TOTAL BRUTO</text:a></text:span></text:p></draw:text-box></draw:frame><draw:frame text:anchor-type="paragraph" draw:z-index="100" draw:style-name="gr11" draw:text-style-name="P7" svg:width="1.628in" svg:height="0.2157in" svg:x="5.8673in" svg:y="8.5138in"><draw:text-box><text:p text:style-name="P8"><text:span text:style-name="T4"><text:a xlink:href="python://formatLang(get_total_pph())" xlink:type="simple">TOTAL PPH</text:a></text:span></text:p></draw:text-box></draw:frame><draw:frame text:anchor-type="paragraph" draw:z-index="101" draw:style-name="gr10" draw:text-style-name="P7" svg:width="6.4705in" svg:height="0.1835in" svg:x="1.0201in" svg:y="8.7472in"><draw:text-box><text:p text:style-name="P10"><text:span text:style-name="T5"><text:a xlink:href="python://get_terbilang(o.total_tax)" xlink:type="simple">TERBILANG</text:a></text:span></text:p></draw:text-box></draw:frame><draw:frame text:anchor-type="paragraph" draw:z-index="152" draw:style-name="gr11" draw:text-style-name="P7" svg:width="2.1697in" svg:height="0.1835in" svg:x="4.0535in" svg:y="11.061in"><draw:text-box><text:p text:style-name="P3"><text:span text:style-name="T4"><text:a xlink:href="python://o.ttd_id.name" xlink:type="simple">TTD</text:a></text:span></text:p></draw:text-box></draw:frame><draw:frame text:anchor-type="paragraph" draw:z-index="153" draw:style-name="gr11" draw:text-style-name="P7" svg:width="0.948in" svg:height="0.1835in" svg:x="3.7173in" svg:y="8.989in"><draw:text-box><text:p text:style-name="P3"><text:span text:style-name="T4"><text:a xlink:href="python://o.date%20and%20(time.strftime('%25d',%20time.strptime(o.date,%20'%25Y-%25m-%25d')))%20or%20''" xlink:type="simple">DATE</text:a></text:span></text:p></draw:text-box></draw:frame><draw:frame text:anchor-type="paragraph" draw:z-index="154" draw:style-name="gr11" draw:text-style-name="P7" svg:width="1.148in" svg:height="0.1835in" svg:x="4.7252in" svg:y="9.0016in"><draw:text-box><text:p text:style-name="P3"><text:span text:style-name="T4"><text:a xlink:href="python://o.date%20and%20(time.strftime('%25B',%20time.strptime(o.date,%20'%25Y-%25m-%25d')))%20or%20''" xlink:type="simple">MONTH</text:a></text:span></text:p></draw:text-box></draw:frame><draw:frame text:anchor-type="paragraph" draw:z-index="155" draw:style-name="gr11" draw:text-style-name="P7" svg:width="0.3142in" svg:height="0.1835in" svg:x="6.1382in" svg:y="9.0016in"><draw:text-box><text:p text:style-name="P3"><text:span text:style-name="T4"><text:a xlink:href="python://o.date%20and%20(time.strftime('%25Y',%20time.strptime(o.date,%20'%25Y-%25m-%25d')))[2:]%20or%20''" xlink:type="simple">YEAR</text:a></text:span></text:p></draw:text-box></draw:frame><draw:frame text:anchor-type="paragraph" draw:z-index="59" draw:style-name="gr11" draw:text-style-name="P7" svg:width="2.1594in" svg:height="0.1835in" svg:x="3.0937in" svg:y="1.4in"><draw:text-box><text:p text:style-name="P3"><text:span text:style-name="T4"><text:a xlink:href="python://o.name" xlink:type="simple">NOMOR</text:a>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3in" style:num-format="1" style:print-orientation="portrait" fo:margin-top="0.4701in" fo:margin-bottom="0.3902in" fo:margin-left="0.4701in" fo:margin-right="0.3902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background-image xlink:href="Pictures/10000000000009F600000F3A515DE46A.png" xlink:type="simple" xlink:actuate="onLoad" style:repeat="stretch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11:23:59.572226078</meta:creation-date>
    <dc:date>2017-08-09T15:12:28.499356146</dc:date>
    <meta:editing-duration>PT10H43M11S</meta:editing-duration>
    <meta:editing-cycles>129</meta:editing-cycles>
    <meta:generator>LibreOffice/4.2.8.2$Linux_x86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